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Filter.init( FilterConfig filter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rolFilter.doFilter( ServletRequest request , ServletResponse response , Filt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trol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